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a49" officeooo:paragraph-rsid="00020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hell:</text:p>
      <text:p text:style-name="P1"/>
      <text:p text:style-name="P1">class→main-code-compile-run</text:p>
      <text:p text:style-name="P1"/>
      <text:p text:style-name="P1">[;]—semicolon is not mandatory</text:p>
      <text:p text:style-name="P1"/>
      <text:p text:style-name="P1">Jshell--/exit <text:s/>it is used for exitjshell</text:p>
      <text:p text:style-name="P1"/>
      <text:p text:style-name="P1">Jshell--/history is comes previous <text:s/>entered data</text:p>
      <text:p text:style-name="P1"/>
      <text:p text:style-name="P1">jshell--/List it comes java lis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20:27:52.841184200</meta:creation-date>
    <dc:date>2025-02-19T20:34:34.828759300</dc:date>
    <meta:editing-duration>PT6M41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6" meta:word-count="27" meta:character-count="184" meta:non-whitespace-character-count="165"/>
  </office:meta>
</office:document-meta>
</file>